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1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5"><text:placeholder text:placeholder-type="text">&lt;line.product_id.name or ''&gt;</text:placeholder></text:p>
          </table:table-cell>
          <table:table-cell table:style-name="Tabella4.A1" office:value-type="string">
            <text:p text:style-name="P76"><text:placeholder text:placeholder-type="text">&lt;line.product_uom.name or ''&gt;</text:placeholder></text:p>
          </table:table-cell>
          <table:table-cell table:style-name="Tabella4.A1" office:value-type="string">
            <text:p text:style-name="P79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7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7"/>
          </table:table-cell>
          <table:table-cell table:style-name="Tabella4.H1" office:value-type="string">
            <text:p text:style-name="P78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0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1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fo:font-weight="bold" style:font-size-asian="6pt" style:font-weight-asian="bold" style:font-size-complex="6pt" style:font-weight-complex="bold"/>
    </style:style>
    <style:style style:name="MT20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>
            <table:table-cell table:style-name="Tabella5.A1" office:value-type="string">
              <text:p text:style-name="MP57">TRASPORTO CURA DEL</text:p>
              <text:p text:style-name="MP59"><text:s/></text:p>
            </table:table-cell>
            <table:table-cell table:style-name="Tabella5.A1" table:number-columns-spanned="2" office:value-type="string">
              <text:p text:style-name="MP57">INIZIO TRASPORTO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CONDUCENTE</text:p>
              <text:p text:style-name="MP61"/>
            </table:table-cell>
            <table:covered-table-cell/>
            <table:table-cell table:style-name="Tabella5.A1" table:number-columns-spanned="2" office:value-type="string">
              <text:p text:style-name="MP62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3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7">VETTORI, RAGIONE SOCIALE E INDIRIZZO</text:p>
              <text:p text:style-name="MP64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9"> - </text:span><text:span text:style-name="MT20"><text:placeholder text:placeholder-type="text">&lt;o.carrier_id and o.carrier_id.partner_id or ''&gt;</text:placeholder></text:span><text:span text:style-name="MT20"> - </text:span><text:span text:style-name="MT20"><text:placeholder text:placeholder-type="text">&lt;o.carrier_id and o.carrier_id.partner_id.address.street or ''&gt;</text:placeholder></text:span><text:span text:style-name="MT20"> - </text:span><text:span text:style-name="MT20"><text:placeholder text:placeholder-type="text">&lt;o.carrier_id and o.carrier_id.partner_id.address.zip or ''&gt;</text:placeholder></text:span><text:span text:style-name="MT20"> - </text:span><text:span text:style-name="MT20"><text:placeholder text:placeholder-type="text">&lt;o.carrier_id and o.carrier_id.partner_id.address.city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59"/>
            </table:table-cell>
            <table:covered-table-cell/>
            <table:table-cell table:style-name="Tabella5.G3" table:number-columns-spanned="2" office:value-type="string">
              <text:p text:style-name="MP60">DATA E ORA RITIRO</text:p>
              <text:p text:style-name="MP65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6">I Vs. dati anagrafici sono da noi considerati esatti sotto la Vs. responsabilità, salvo diversa comunicazione, come previsto dall'art. 41 DPR 26/10/72 n° 633.</text:p>
              <text:p text:style-name="MP66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15T10:28:01.538512519</dc:date>
    <meta:print-date>2015-11-01T17:36:21.213000000</meta:print-date>
    <meta:editing-cycles>48</meta:editing-cycles>
    <meta:editing-duration>PT6H9M43S</meta:editing-duration>
    <meta:document-statistic meta:table-count="5" meta:image-count="0" meta:object-count="0" meta:page-count="1" meta:paragraph-count="83" meta:word-count="300" meta:character-count="2910" meta:non-whitespace-character-count="2637"/>
    <meta:template xlink:type="simple" xlink:actuate="onRequest" xlink:title="" xlink:href="../Carta%20Intestata%20Sinfocom%20Versione%202.odt/Normal"/>
  </office:meta>
</office:document-meta>
</file>